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8.13152777777778cm"/>
    </style:style>
    <style:style style:name="co2" style:family="table-column">
      <style:table-column-properties fo:break-before="auto" style:column-width="4.09222222222222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4.86833333333333cm"/>
    </style:style>
    <style:style style:name="co5" style:family="table-column">
      <style:table-column-properties fo:break-before="auto" style:column-width="4.03930555555556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style-name="ce2"/>
          <table:table-cell office:value-type="string" table:style-name="ce2">
            <text:p>Quick Sort</text:p>
          </table:table-cell>
          <table:table-cell office:value-type="string" table:style-name="ce2">
            <text:p>Merge Sort</text:p>
          </table:table-cell>
          <table:table-cell office:value-type="string" table:style-name="ce2">
            <text:p>Heap Sort<text:s/></text:p>
          </table:table-cell>
          <table:table-cell table:number-columns-repeated="16380"/>
        </table:table-row>
        <table:table-row table:style-name="ro1">
          <table:table-cell office:value-type="float" office:value="10000" table:style-name="ce3">
            <text:p>10000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Discrete_Uniform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Discrete_Binomial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Poisson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Dates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Strings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Uniform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Normal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Uniform_Sorted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Uniform_Reverse_Sorted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Uniform_Nearly_Sorted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Zipf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Zipf + Normal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Zipf + Discrete_Binomial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Zipf + Discrete_Uniform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Zipf + Poisson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Zipf + Dates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Zipf + Strings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Discrete_Uniform + Poisson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Discrete_Uniform + Strings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Discrete_Uniform + Uniform_Reverse_Sorted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2">
            <text:p>Discrete_Uniform + Uniform_Nearly_Sorted</text:p>
          </table:table-cell>
          <table:table-cell table:number-columns-repeated="3" table:style-name="ce2"/>
          <table:table-cell table:number-columns-repeated="16380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Iskra Racheva</meta:initial-creator>
    <dc:creator>Iskra Racheva</dc:creator>
    <meta:creation-date>2021-11-08T21:23:43Z</meta:creation-date>
    <dc:date>2021-11-08T21:27:19Z</dc:date>
    <meta:editing-duration>PT0S</meta:editing-duration>
  </office:meta>
</office:document-meta>
</file>